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paragraph-rsid="001863ae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63ae" officeooo:paragraph-rsid="001863ae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63ae" style:font-size-asian="18pt" style:font-style-asian="normal" style:font-weight-asian="normal" style:font-size-complex="18pt"/>
    </style:style>
    <style:style style:name="T5" style:family="text">
      <style:text-properties officeooo:rsid="001863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The People’s Assembly, convening on the </text:span><text:span text:style-name="T4">30th</text:span><text:span text:style-name="T3"> of </text:span><text:span text:style-name="T4">September</text:span><text:span text:style-name="T3"> 2020 under the </text:span><text:span text:style-name="T4">25th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add the crafting datapacks “Straight to Shapeless” and “Craftable Blackstone” to the Crafting Tweaks / VanillaTweaks datapack.</text:p>
      <text:p text:style-name="P1"/>
      <text:p text:style-name="P1">And proceeds.</text:p>
      <text:p text:style-name="P1"/>
      <text:p text:style-name="P3">Signed by,</text:p>
      <text:p text:style-name="P4">RedPanda_4</text:p>
      <text:p text:style-name="P4">_yoran_</text:p>
      <text:p text:style-name="P1"/>
      <text:p text:style-name="P1"/>
      <text:p text:style-name="P1"/>
      <text:p text:style-name="Standard"><text:span text:style-name="T1">[</text:span><text:span text:style-name="T2">Motion 25-2: To add Crafting datapacks: Straight to Shapeless and Craftable Blackston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30T12:06:23.395532372</dc:date>
    <meta:editing-duration>PT1M46S</meta:editing-duration>
    <meta:editing-cycles>3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8" meta:word-count="60" meta:character-count="415" meta:non-whitespace-character-count="363"/>
  </office:meta>
</office:document-meta>
</file>